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8080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8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22">
      <style:text-properties fo:font-weight="bold" style:font-weight-asian="bold" style:font-weight-complex="bold"/>
    </style:style>
    <style:style style:name="ce52" style:family="table-cell" style:parent-style-name="Default" style:data-style-name="N122"/>
    <style:style style:name="ce5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21"/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37"/>
    <style:style style:name="ce6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style:text-align-source="value-type" style:repeat-content="false"/>
      <style:paragraph-properties fo:margin-left="0in"/>
    </style:style>
    <style:style style:name="ce62" style:family="table-cell" style:parent-style-name="Default">
      <style:table-cell-properties fo:background-color="#b3b3b3"/>
      <style:text-properties fo:color="#b3b3b3"/>
    </style:style>
    <style:style style:name="ce63" style:family="table-cell" style:parent-style-name="Default">
      <style:table-cell-properties fo:background-color="#b3b3b3"/>
    </style:style>
    <style:style style:name="ce64" style:family="table-cell" style:parent-style-name="Default">
      <style:table-cell-properties fo:background-color="#00ff00"/>
      <style:text-properties fo:color="#000000"/>
    </style:style>
    <style:style style:name="ce65" style:family="table-cell" style:parent-style-name="Default">
      <style:table-cell-properties fo:background-color="#b3b3b3"/>
      <style:text-properties fo:color="#000000"/>
    </style:style>
    <style:style style:name="ce6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6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5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38"/>
          <table:table-cell table:style-name="ce40" office:value-type="float" office:value="10">
            <text:p>1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38" office:value-type="float" office:value="2">
            <text:p>2</text:p>
          </table:table-cell>
          <table:table-cell table:style-name="ce41" office:value-type="float" office:value="5">
            <text:p>5</text:p>
          </table:table-cell>
          <table:table-cell table:style-name="ce48" office:value-type="percentage" office:value="0">
            <text:p>0%</text:p>
          </table:table-cell>
          <table:table-cell table:style-name="ce41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Tags verplaatsen a la Java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1" office:value-type="string">
            <text:p>Type literals/Type quoting (amongst others for parse functions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30">
            <text:p>3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40">
            <text:p>4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Enumerator does deep visit of nodes, replace by visit of children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39" office:value-type="float" office:value="3">
            <text:p>3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39" office:value-type="float" office:value="2">
            <text:p>2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What does enumerator over map do (keys versus values)?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2" office:value-type="float" office:value="3">
            <text:p>3</text:p>
          </table:table-cell>
          <table:table-cell table:style-name="ce49" office:value-type="string">
            <text:p>100%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Operators as values (abolished)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6" office:value-type="string">
            <text:p>Separating AC an A versions of + and * (see proposal sheet)</text:p>
          </table:table-cell>
          <table:table-cell table:style-name="ce29"/>
          <table:table-cell table:style-name="ce42"/>
          <table:table-cell table:style-name="ce49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Typing of comparison/addition operators in polymorphic functions in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Break/continue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Matching: Map? AC? Lexical?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7" office:value-type="string">
            <text:p>Ambiguities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Library functions for handling AsFi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7" office:value-type="string">
            <text:p>Handling errors in SDF modul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7" office:value-type="string">
            <text:p>“IDE” for SDF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Undo side-effects during backtracking + add tests/demo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Convert all old demo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95">
            <text:p>95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We need an Error datatype in the library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ployment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85">
            <text:p>85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bug features in RascalShell</text:p>
          </table:table-cell>
          <table:table-cell table:style-name="ce27"/>
          <table:table-cell table:style-name="ce40" office:value-type="float" office:value="75">
            <text:p>75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/IMP environment</text:p>
          </table:table-cell>
          <table:table-cell table:style-name="ce27"/>
          <table:table-cell table:style-name="ce40" office:value-type="float" office:value="7">
            <text:p>7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 console</text:p>
          </table:table-cell>
          <table:table-cell table:style-name="ce27"/>
          <table:table-cell table:style-name="ce40" office:value-type="float" office:value="10">
            <text:p>10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New Parsing technology</text:p>
          </table:table-cell>
          <table:table-cell table:style-name="ce27"/>
          <table:table-cell table:style-name="ce40" office:value-type="float" office:value="60">
            <text:p>6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Add search path for imports (including SDF imports)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Type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Make locations uniform for files and URLs; Add library functio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Add -dTest flag that runs all test statements and report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3">
          <table:table-cell table:style-name="ce27"/>
          <table:table-cell table:style-name="ce37" office:value-type="string">
            <text:p>Remove UnitTest library and adjust all tests in demo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/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0.05">
            <text:p>1005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mprove performance: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attach info to AST (e.g. resolved functions) to avoid recomput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ache types and patter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tail recursion elimin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heck for matching rules before constructing a new tre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ascal mode for VIM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Rascal mode for Emac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Extend the graph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Bisumulation 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a SAT solv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mport facility for SVN/CVS versioning data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2])" office:value-type="float" office:value="310.9">
            <text:p>310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4" table:formula="of:=[.D95]-SUMPRODUCT([.D4:.D92];[.E4:.E92])" office:value-type="float" office:value="141.55">
            <text:p>141.55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2"/>
        <table:table-column table:style-name="co7" table:default-cell-style-name="ce54"/>
        <table:table-column table:style-name="co15" table:default-cell-style-name="ce52"/>
        <table:table-column table:style-name="co16" table:default-cell-style-name="ce55"/>
        <table:table-column table:style-name="co17" table:default-cell-style-name="ce52"/>
        <table:table-column table:style-name="co18" table:default-cell-style-name="ce55"/>
        <table:table-column table:style-name="co19" table:default-cell-style-name="ce52"/>
        <table:table-column table:style-name="co20" table:default-cell-style-name="ce55"/>
        <table:table-column table:style-name="co21" table:default-cell-style-name="ce57"/>
        <table:table-column table:style-name="co22" table:default-cell-style-name="ce52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2"/>
        <table:table-row table:style-name="ro1">
          <table:table-cell table:style-name="ce51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3"/>
          <table:table-cell table:style-name="ce53" office:value-type="string">
            <text:p>Computer</text:p>
          </table:table-cell>
          <table:table-cell table:style-name="ce53" office:value-type="string">
            <text:p>Java</text:p>
          </table:table-cell>
          <table:table-cell table:style-name="ce56"/>
          <table:table-cell table:style-name="ce53" office:value-type="string">
            <text:p>ASF comp</text:p>
          </table:table-cell>
          <table:table-cell table:style-name="ce56"/>
          <table:table-cell table:style-name="ce53" office:value-type="string">
            <text:p>Rascal</text:p>
          </table:table-cell>
          <table:table-cell table:style-name="ce1"/>
          <table:table-cell table:style-name="ce58" office:value-type="string">
            <text:p>ASF int.</text:p>
          </table:table-cell>
          <table:table-cell table:style-name="ce53" office:value-type="string">
            <text:p>Ruby</text:p>
          </table:table-cell>
          <table:table-cell table:style-name="ce1" table:number-columns-repeated="2"/>
          <table:table-cell table:style-name="ce53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59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59" office:value-type="date" office:date-value="2009-08-16">
            <text:p>08/16/09</text:p>
          </table:table-cell>
        </table:table-row>
        <table:table-row table:style-name="ro1">
          <table:table-cell table:style-name="ce59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2"/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concat</text:p>
          </table:table-cell>
          <table:table-cell table:style-name="ce64" office:value-type="string">
            <text:p>union</text:p>
          </table:table-cell>
          <table:table-cell table:style-name="ce64" office:value-type="string">
            <text:p>join</text:p>
          </table:table-cell>
          <table:table-cell table:style-name="ce64"/>
          <table:table-cell table:style-name="ce64" office:value-type="string">
            <text:p>union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1"/>
          <table:table-cell table:style-name="ce62"/>
          <table:table-cell table:style-name="ce64" table:number-columns-repeated="8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2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2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3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2"/>
          <table:table-cell table:style-name="ce6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2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2"/>
          <table:table-cell table:style-name="ce33" office:value-type="string">
            <text:p>remainder</text:p>
          </table:table-cell>
          <table:table-cell table:style-name="ce6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/>
          <table:table-cell table:style-name="ce6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2"/>
          <table:table-cell table:style-name="ce63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3"/>
          <table:table-cell table:style-name="ce33" office:value-type="string">
            <text:p>interse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4"/>
          <table:table-cell table:style-name="ce33" table:number-columns-repeated="2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3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3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3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3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3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3"/>
          <table:table-cell table:style-name="ce33" office:value-type="string">
            <text:p>contains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0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6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3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3"/>
          <table:table-cell table:style-name="ce63" office:value-type="string">
            <text:p>lis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map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se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relation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+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table:style-name="ce69" office:value-type="string">
            <text:p>++</text:p>
          </table:table-cell>
          <table:table-cell table:style-name="ce69" table:number-columns-repeated="4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*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7"/>
          <table:table-cell table:number-columns-repeated="243"/>
        </table:table-row>
        <table:table-row table:style-name="ro1">
          <table:table-cell/>
          <table:table-cell table:style-name="ce69" office:value-type="string">
            <text:p>**</text:p>
          </table:table-cell>
          <table:table-cell table:style-name="ce69" table:number-columns-repeated="5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9/03/2009</text:date>, <text:time>10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9-03T10:55:53</dc:date>
    <dc:language>en-US</dc:language>
    <meta:editing-cycles>274</meta:editing-cycles>
    <meta:editing-duration>PT327H25M09S</meta:editing-duration>
    <dc:creator>Paul Klint</dc:creator>
    <meta:document-statistic meta:table-count="8" meta:cell-count="1233" meta:object-count="0"/>
    <meta:user-defined meta:name="Info 1"/>
    <meta:user-defined meta:name="Info 2"/>
    <meta:user-defined meta:name="Info 3"/>
    <meta:user-defined meta:name="Info 4"/>
  </office:meta>
</office:document-meta>
</file>